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2b4ac" officeooo:paragraph-rsid="0012b4ac"/>
    </style:style>
    <style:style style:name="P2" style:family="paragraph" style:parent-style-name="Standard">
      <style:paragraph-properties fo:text-align="justify" style:justify-single-word="false"/>
      <style:text-properties officeooo:rsid="0012b4ac" officeooo:paragraph-rsid="0012b4ac"/>
    </style:style>
    <style:style style:name="P3" style:family="paragraph" style:parent-style-name="Standard">
      <style:text-properties officeooo:rsid="0012b4ac" officeooo:paragraph-rsid="0012b4ac"/>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2b4ac" officeooo:paragraph-rsid="0012b4ac"/>
    </style:style>
    <style:style style:name="T1" style:family="text">
      <style:text-properties officeooo:rsid="001506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Synthèse d<text:span text:style-name="T1">'</text:span>article : "Text-level Discourse Dependency Parsing" écrit par Sujian Li, Liang Wang, Ziqiang Cao, Wenjie Li</text:p>
      <text:p text:style-name="P1"/>
      <text:p text:style-name="P1"/>
      <text:p text:style-name="P2"><text:tab/>Cet article a pour thème l'analyse du discours. Ses auteurs y présentent les limitations de l'approche dite de parsing de discours basé sur les constituants ("constituency based discourse parsing"), avant de présenter une approche innovante utilisant une méthode nouvelle. Il s'agit d'utiliser une technique de parsing basée sur la création d'un arbre de dépendance structurelle rendant compte des relations entre unités élémentaires de texte. <text:s/></text:p>
      <text:p text:style-name="P2"><text:tab/>Cette méthode est inspirée de la théorie des structures rhétoriques ("Rhetorical Structure Theory" par Mann et Thompson, 1988) qui <text:span text:style-name="T1">recense</text:span> les catégories de relations rhétoriques (cf RST) et définit l'unité élémentaire du discours ( Elementary Discourse Units - ex: sujet+verbe+cplt ) d'un texte.</text:p>
      <text:p text:style-name="P2"><text:tab/>L'approche présentée permet ainsi de générer un arbre de lecture (parsing tree) en faible complexité en temps, car on crée peu de <text:span text:style-name="T1">nœuds</text:span> (EDU et non mots) contrairement aux arbres de parsing basés sur l'approche <text:span text:style-name="T1">''</text:span>constituants<text:span text:style-name="T1">''</text:span>. Un autre défaut de l'approche "par constituants" de <text:span text:style-name="T1">l’état</text:span> de l'art est la <text:span text:style-name="T1">difficulté</text:span> de <text:span text:style-name="T1">déterminer</text:span> des <text:span text:style-name="T1">règles</text:span> génératives pour décrire et relier les morceaux de phrases internes. </text:p>
      <text:p text:style-name="P2"><text:tab/>Pour construire l'arbre de parsing de dépendance optimal avec arcs, il est proposé d'appliquer l'algorithme de Eisner ou celui du Maximum Spanning Tree, deux algorithmes dont les principes sont énoncés. Les auteurs de l'article affirment, après présentation de quelques résultats et features utilisées, que ces algorithmes ont des résultats qui prouvent qu'ils <text:span text:style-name="T1">apportent</text:span> une amélioration de rendement à la tâche de reconnaissance des relations de manière générale s'il y a eu classification des types de r<text:span text:style-name="T1">el</text:span>ations a priori (cf Mira). En effet, les arcs d'un tel arbre représentent les relations rhétoriques et les <text:span text:style-name="T1">nœuds</text:span>, les EDUs. Les arcs sont pondérés par une classifieur (MIRA) <text:span text:style-name="T1">entraîné</text:span> sur les caractéristiques (features) d'arbres de textes annotés d'une <text:span text:style-name="T1">grande</text:span> base de données ( PDTB, RST-DT). </text:p>
      <text:p text:style-name="P2"><text:tab/>Ainsi, il semblerait que la combinaison du type de d'arbre créé (feuilles - EDU, arcs -relations ) avec l'apprentissage de features particulières et l'utilisation d'un algorithme de recherche d'arbre optimal, ferait de cette méthode l'une des meilleures <text:s/>pour l'analyse de discours.</text:p>
      <text:p text:style-name="P1"><text:s/></text:p>
      <text:p text:style-name="P1">Traoré Kalifo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ore Kalifou</meta:initial-creator>
    <meta:creation-date>2016-02-10T01:29:45.499920251</meta:creation-date>
    <dc:date>2016-02-10T10:16:29.181498466</dc:date>
    <dc:creator>TRAORE BALA</dc:creator>
    <meta:editing-duration>PT18M59S</meta:editing-duration>
    <meta:editing-cycles>2</meta:editing-cycles>
    <meta:generator>LibreOffice/4.3.3.2$Linux_X86_64 LibreOffice_project/430m0$Build-2</meta:generator>
    <meta:document-statistic meta:table-count="0" meta:image-count="0" meta:object-count="0" meta:page-count="1" meta:paragraph-count="8" meta:word-count="352" meta:character-count="2369" meta:non-whitespace-character-count="2013"/>
  </office:meta>
</office:document-meta>
</file>